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style>
    <style:style style:name="T12" style:family="text">
      <style:text-properties style:font-name="Times New Roman" style:font-name-asian="宋体1" style:font-size-complex="10.5pt"/>
    </style:style>
    <style:style style:name="T13" style:family="text">
      <style:text-properties style:font-name="Times New Roman" style:font-name-asian="宋体1" style:font-size-asian="10.5pt" style:font-weight-asian="normal" style:font-size-complex="10.5pt" style:font-weight-complex="normal"/>
    </style:style>
    <style:style style:name="T14" style:family="text">
      <style:text-properties style:font-name="Times New Roman" style:font-name-complex="Courier New1"/>
    </style:style>
    <style:style style:name="T15" style:family="text">
      <style:text-properties style:font-name="Times New Roman" style:font-name-asian="Times New Roman"/>
    </style:style>
    <style:style style:name="T16" style:family="text">
      <style:text-properties style:font-name-complex="Courier New1"/>
    </style:style>
    <style:style style:name="T17" style:family="text">
      <style:text-properties style:use-window-font-color="true"/>
    </style:style>
    <style:style style:name="T18"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9"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20"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21"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2"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3" style:family="text">
      <style:text-properties style:use-window-font-color="true" style:font-name="Times New Roman" fo:font-size="10.5pt" style:font-name-asian="宋体1" style:font-size-asian="10.5pt" style:font-weight-asian="normal" style:font-size-complex="10.5pt" style:font-weight-complex="normal"/>
    </style:style>
    <style:style style:name="T24"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5" style:family="text">
      <style:text-properties style:use-window-font-color="true" fo:language="en" fo:country="US" style:letter-kerning="true" style:language-asian="zh" style:country-asian="CN" style:font-name-complex="Times New Roman" style:language-complex="ar" style:country-complex="SA"/>
    </style:style>
    <style:style style:name="T26"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7" style:family="text">
      <style:text-properties style:text-underline-style="none"/>
    </style:style>
    <style:style style:name="T28" style:family="text">
      <style:text-properties fo:color="#0000ff" style:font-name="Times New Roman" fo:font-size="10.5pt"/>
    </style:style>
    <style:style style:name="T29" style:family="text">
      <style:text-properties fo:color="#0000ff" style:font-name="Times New Roman" fo:font-size="10.5pt" style:font-name-asian="宋体1" style:font-size-asian="10.5pt" style:font-weight-asian="normal" style:font-size-complex="10.5pt" style:font-weight-complex="normal"/>
    </style:style>
    <style:style style:name="T30" style:family="text">
      <style:text-properties fo:font-variant="normal" fo:text-transform="none" fo:color="#000000" style:font-name="Times New Roman" fo:letter-spacing="normal" fo:font-style="normal"/>
    </style:style>
    <style:style style:name="T31"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2"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3"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4" style:family="text">
      <style:text-properties fo:font-variant="normal" fo:text-transform="none" fo:color="#000000" fo:letter-spacing="normal" fo:font-style="normal" fo:font-weight="bold" style:font-weight-asian="bold" style:font-weight-complex="bold"/>
    </style:style>
    <style:style style:name="T35"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6" style:family="text">
      <style:text-properties fo:font-size="10.5pt" fo:font-weight="normal" style:font-size-asian="10.5pt" style:font-weight-asian="normal" style:font-size-complex="10.5pt" style:font-weight-complex="normal"/>
    </style:style>
    <style:style style:name="T37" style:family="text">
      <style:text-properties fo:font-size="10.5pt" fo:font-weight="normal" style:font-size-asian="10.5pt" style:font-weight-asian="normal" style:font-name-complex="Courier New1" style:font-size-complex="10.5pt" style:font-weight-complex="normal"/>
    </style:style>
    <style:style style:name="T38" style:family="text">
      <style:text-properties style:font-name="Times New Roman1"/>
    </style:style>
    <style:style style:name="T39" style:family="text">
      <style:text-properties style:language-asian="zh" style:country-asian="CN"/>
    </style:style>
    <style:style style:name="T40" style:family="text">
      <style:text-properties style:language-asian="ja" style:country-asian="JP"/>
    </style:style>
    <style:style style:name="T41"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8300861"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2">C</text:span><text:span text:style-name="T4">语言编程时没有像</text:span><text:span text:style-name="T12">C++</text:span><text:span text:style-name="T4">的中</text:span><text:span text:style-name="T12">STL</text:span><text:span text:style-name="T4">那样常用而且易于使用的数据结构库，因此为了给</text:span><text:span text:style-name="T12">C</text:span><text:span text:style-name="T4">语言编程提供方便，以</text:span><text:span text:style-name="T12">SGI STL</text:span><text:span text:style-name="T4">为蓝本使用</text:span><text:span text:style-name="T12">C</text:span><text:span text:style-name="T4">语言编写一个为</text:span><text:span text:style-name="T12">C</text:span><text:span text:style-name="T4">编程提供方便的数据结构库。</text:span></text:p>
      <text:p text:style-name="P14"><text:span text:style-name="T4"><text:tab/></text:span><text:span text:style-name="T12">STL</text:span><text:span text:style-name="T4">之所以方便是因为它提供的接口使用起来很方便，并且</text:span><text:span text:style-name="T12">STL</text:span><text:span text:style-name="T4">的容器中可以保存任何的数据类型，通过迭代器可以将通用的算法作用于任何容器之上，使用</text:span><text:span text:style-name="T12">C</text:span><text:span text:style-name="T4">语言编写的这个库要将</text:span><text:span text:style-name="T12">STL</text:span><text:span text:style-name="T4">这些便利之处都模仿出来，我们将这个库命名为</text:span><text:span text:style-name="T12">libcstl</text:span><text:span text:style-name="T4">。</text:span></text:p>
      <text:p text:style-name="P14"><text:span text:style-name="T4"><text:tab/></text:span><text:span text:style-name="T12">STL</text:span><text:span text:style-name="T4">是</text:span><text:span text:style-name="T12">C++</text:span><text:span text:style-name="T4">语言的标准库，支持标准</text:span><text:span text:style-name="T12">C++</text:span><text:span text:style-name="T4">的平台都支持</text:span><text:span text:style-name="T12">STL</text:span><text:span text:style-name="T4">(虽然实现不同，但是接口是标准的)，所以</text:span><text:span text:style-name="T12">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0377420"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0362531"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0381661" text:continue-numbering="true" text:style-name="WW8Num13">
        <text:list-item>
          <text:list>
            <text:list-item>
              <text:h text:style-name="P55" text:outline-level="2">内存<text:span text:style-name="T24">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0373047"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0385540"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0366281" text:continue-numbering="true" text:style-name="WW8Num13">
        <text:list-item>
          <text:h text:style-name="P49" text:outline-level="1"><text:soft-page-break/>libcstl内存管理</text:h>
        </text:list-item>
      </text:list>
      <text:p text:style-name="P18"><text:span text:style-name="T16"><text:tab/></text:span><text:span text:style-name="T14">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0386032"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0374870"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7">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0380557"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0376970" text:continue-numbering="true" text:style-name="WW8Num13">
        <text:list-item>
          <text:h text:style-name="P50" text:outline-level="1"><text:soft-page-break/>libcstl<text:span text:style-name="T18">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0378077" text:continue-numbering="true" text:style-name="WW8Num13">
        <text:list-item>
          <text:list>
            <text:list-item>
              <text:h text:style-name="P55" text:outline-level="2">类型<text:span text:style-name="T19">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0360982" text:continue-numbering="true" text:style-name="WW8Num13">
        <text:list-item>
          <text:list>
            <text:list-item>
              <text:h text:style-name="P55" text:outline-level="2">类型机制的<text:span text:style-name="T19">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0368938"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0385116" text:continue-numbering="true" text:style-name="WW8Num13">
        <text:list-item>
          <text:list>
            <text:list-item>
              <text:h text:style-name="P58" text:outline-level="2"><text:span text:style-name="T3">内部</text:span><text:span text:style-name="T26">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7">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0371780" text:continue-numbering="true" text:style-name="WW8Num13">
        <text:list-item>
          <text:list>
            <text:list-item>
              <text:h text:style-name="P58" text:outline-level="2"><text:span text:style-name="T3">类型</text:span><text:span text:style-name="T20">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30">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30">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3">BNF</text:span><text:span text:style-name="T5">描述整个语法，其中粗体的大写字符表示产生式如</text:span><text:span text:style-name="T31">TYPE_DESCRIPT</text:span><text:span text:style-name="T33">，使用小写字符表示终结符如 identifier，使用蓝色的小写字符表示保留字如</text:span><text:span text:style-name="T35">vector_t</text:span><text:span text:style-name="T33">，使用</text:span><text:span text:style-name="T32">=&gt;</text:span><text:span text:style-name="T33">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9">char</text:span><text:span text:style-name="T8"> | </text:span><text:span text:style-name="T29">signed</text:span><text:span text:style-name="T8"> </text:span><text:span text:style-name="T29">char</text:span><text:span text:style-name="T8"> | </text:span><text:span text:style-name="T29">unsigned</text:span><text:span text:style-name="T8"> </text:span><text:span text:style-name="T29">char</text:span><text:span text:style-name="T8"> | </text:span><text:span text:style-name="T29">short</text:span><text:span text:style-name="T8"> | </text:span><text:span text:style-name="T29">signed</text:span><text:span text:style-name="T8"> </text:span><text:span text:style-name="T29">short</text:span><text:span text:style-name="T8"> | </text:span><text:span text:style-name="T29">short</text:span><text:span text:style-name="T8"> </text:span><text:span text:style-name="T29">int</text:span><text:span text:style-name="T8"> | </text:span><text:span text:style-name="T29">signed</text:span><text:span text:style-name="T8"> </text:span><text:span text:style-name="T29">short</text:span><text:span text:style-name="T8"> </text:span><text:span text:style-name="T29">int</text:span><text:span text:style-name="T8"> | </text:span><text:span text:style-name="T29">unsigned</text:span><text:span text:style-name="T8"> </text:span><text:span text:style-name="T29">short</text:span><text:span text:style-name="T8"> |</text:span></text:p>
      <text:p text:style-name="P27"><text:span text:style-name="T8"><text:s text:c="14"/></text:span><text:span text:style-name="T29">unsigned</text:span><text:span text:style-name="T8"> </text:span><text:span text:style-name="T29">short</text:span><text:span text:style-name="T8"> </text:span><text:span text:style-name="T29">int</text:span><text:span text:style-name="T8"> | </text:span><text:span text:style-name="T29">int</text:span><text:span text:style-name="T8"> | </text:span><text:span text:style-name="T29">signed</text:span><text:span text:style-name="T8"> | </text:span><text:span text:style-name="T29">signed</text:span><text:span text:style-name="T8"> </text:span><text:span text:style-name="T29">int</text:span><text:span text:style-name="T8"> | </text:span><text:span text:style-name="T29">unsigned</text:span><text:span text:style-name="T8"> | </text:span><text:span text:style-name="T29">unsigned</text:span><text:span text:style-name="T8"> </text:span><text:span text:style-name="T29">int</text:span><text:span text:style-name="T8"> | </text:span><text:span text:style-name="T29">long</text:span><text:span text:style-name="T8"> | </text:span><text:span text:style-name="T29">signed</text:span><text:span text:style-name="T8"> </text:span><text:span text:style-name="T29">long</text:span><text:span text:style-name="T8"> | </text:span><text:span text:style-name="T29">long</text:span><text:span text:style-name="T8"> </text:span><text:span text:style-name="T29">int</text:span><text:span text:style-name="T8"> |</text:span></text:p>
      <text:p text:style-name="P27"><text:span text:style-name="T8"><text:s text:c="14"/></text:span><text:span text:style-name="T29">signed</text:span><text:span text:style-name="T8"> </text:span><text:span text:style-name="T29">long</text:span><text:span text:style-name="T8"> </text:span><text:span text:style-name="T29">int</text:span><text:span text:style-name="T8"> | </text:span><text:span text:style-name="T29">unsigned</text:span><text:span text:style-name="T8"> </text:span><text:span text:style-name="T29">long</text:span><text:span text:style-name="T8"> | </text:span><text:span text:style-name="T29">unsigned</text:span><text:span text:style-name="T8"> </text:span><text:span text:style-name="T29">long</text:span><text:span text:style-name="T8"> </text:span><text:span text:style-name="T29">int</text:span><text:span text:style-name="T8"> | </text:span><text:span text:style-name="T29">float</text:span><text:span text:style-name="T8"> | </text:span><text:span text:style-name="T29">double</text:span><text:span text:style-name="T8"> | </text:span><text:span text:style-name="T29">long</text:span><text:span text:style-name="T8"> </text:span><text:span text:style-name="T29">double</text:span><text:span text:style-name="T8"> | </text:span><text:span text:style-name="T29">char*</text:span><text:span text:style-name="T8"> | </text:span><text:span text:style-name="T29">bool_t</text:span></text:p>
      <text:p text:style-name="P27"><text:span text:style-name="T9">USER_DEFINE =&gt; USER_DEFINE_TYPE</text:span><text:span text:style-name="T8"> </text:span><text:span text:style-name="T23">identifier</text:span><text:span text:style-name="T8"> | identifier</text:span></text:p>
      <text:p text:style-name="P27"><text:span text:style-name="T9">USER_DEFINE_TYPE =&gt;</text:span><text:span text:style-name="T8"> </text:span><text:span text:style-name="T29">struct</text:span><text:span text:style-name="T8"> | </text:span><text:span text:style-name="T29">enum</text:span><text:span text:style-name="T8"> | </text:span><text:span text:style-name="T29">union</text:span></text:p>
      <text:p text:style-name="P27"><text:span text:style-name="T9">CSTL_BUILTIN =&gt; SEQUENCE</text:span><text:span text:style-name="T8"> | </text:span><text:span text:style-name="T9">RELATION</text:span><text:span text:style-name="T8"> | </text:span><text:span text:style-name="T29">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9">iterator_t</text:span><text:span text:style-name="T8"> | </text:span><text:span text:style-name="T29">vector_iterator_t</text:span><text:span text:style-name="T8"> | </text:span><text:span text:style-name="T29">list_iterator_t</text:span><text:span text:style-name="T8"> | </text:span><text:span text:style-name="T29">slist_iterator_t</text:span><text:span text:style-name="T8"> | </text:span><text:span text:style-name="T29">deque_iterator_t</text:span><text:span text:style-name="T8"> | </text:span><text:span text:style-name="T29">set_iterator_t</text:span><text:span text:style-name="T8"> | </text:span><text:span text:style-name="T29">map_iterator_t</text:span><text:span text:style-name="T8"> | </text:span></text:p>
      <text:p text:style-name="P27"><text:span text:style-name="T8"><text:s text:c="14"/></text:span><text:span text:style-name="T29">multiset_iterator_t</text:span><text:span text:style-name="T8"> | </text:span><text:span text:style-name="T29">multimap_iterator_t</text:span><text:span text:style-name="T8"> | </text:span><text:span text:style-name="T29">hash_set_iterator_t</text:span><text:span text:style-name="T8"> | </text:span><text:span text:style-name="T29">hash_map_iterator_t</text:span><text:span text:style-name="T8"> | </text:span><text:span text:style-name="T29">hash_multiset_iterator_t</text:span><text:span text:style-name="T8"> | </text:span></text:p>
      <text:p text:style-name="P27"><text:span text:style-name="T8"><text:s text:c="14"/></text:span><text:span text:style-name="T29">hash_multimap_iterator_t</text:span><text:span text:style-name="T8"> | </text:span><text:span text:style-name="T29">string_iterator_t</text:span><text:span text:style-name="T8"> | </text:span><text:span text:style-name="T29">input_iterator_t</text:span><text:span text:style-name="T8"> | </text:span><text:span text:style-name="T29">output_iterator_t</text:span><text:span text:style-name="T8"> | </text:span><text:span text:style-name="T29">forward_iterator_t</text:span><text:span text:style-name="T8"> | </text:span></text:p>
      <text:p text:style-name="P27"><text:span text:style-name="T8"><text:s text:c="14"/></text:span><text:span text:style-name="T29">bidirectional_iterator_t</text:span><text:span text:style-name="T8"> | </text:span><text:span text:style-name="T29">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9">vector_t</text:span><text:span text:style-name="T8"> | </text:span><text:span text:style-name="T29">list_t</text:span><text:span text:style-name="T8"> | </text:span><text:span text:style-name="T29">slist_t</text:span><text:span text:style-name="T8"> | </text:span><text:span text:style-name="T29">deque_t</text:span><text:span text:style-name="T8"> | </text:span><text:span text:style-name="T29">queue_t</text:span><text:span text:style-name="T8"> | </text:span><text:span text:style-name="T29">stack_t</text:span><text:span text:style-name="T8"> | </text:span><text:span text:style-name="T29">priority_queue_t</text:span><text:span text:style-name="T8"> | </text:span><text:span text:style-name="T29">set_t</text:span><text:span text:style-name="T8"> | </text:span><text:span text:style-name="T29">multiset_t</text:span><text:span text:style-name="T8"> | </text:span><text:span text:style-name="T29">hash_set_t</text:span><text:span text:style-name="T8"> |</text:span></text:p>
      <text:p text:style-name="P28"><text:span text:style-name="T7"><text:s text:c="21"/></text:span><text:span text:style-name="T28">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8">map_t</text:span><text:span text:style-name="T7"> | </text:span><text:span text:style-name="T28">multimap_t</text:span><text:span text:style-name="T7"> | </text:span><text:span text:style-name="T28">hash_map_t</text:span><text:span text:style-name="T7"> | </text:span><text:span text:style-name="T28">hash_multimap_t</text:span><text:span text:style-name="T7"> | </text:span><text:span text:style-name="T28">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0380974" text:continue-numbering="true" text:style-name="WW8Num13">
        <text:list-item>
          <text:list>
            <text:list-item>
              <text:h text:style-name="P55" text:outline-level="2">类型的分类于<text:span text:style-name="T25">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4">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4">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0369215" text:continue-numbering="true" text:style-name="WW8Num13">
        <text:list-item>
          <text:h text:style-name="P50" text:outline-level="1"><text:soft-page-break/>libcstl<text:span text:style-name="T22">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0374451"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0380707" text:continue-numbering="true" text:style-name="WW8Num13">
        <text:list-item>
          <text:list>
            <text:list-item>
              <text:h text:style-name="P55" text:outline-level="2">迭代器的代码<text:span text:style-name="T25">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0385900" text:continue-numbering="true" text:style-name="WW8Num13">
        <text:list-item>
          <text:list>
            <text:list-item>
              <text:h text:style-name="P55" text:outline-level="2">对外<text:span text:style-name="T25">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6"><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6">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7">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7">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7">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7">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7">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7">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7">这个函数只能应用于随机访问迭代器。当迭代器是无效迭代器的时候，函数的行为是未定义的。迭代器与下标</text:span><text:span text:style-name="T37">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7">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7">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0373026" text:continue-numbering="true" text:style-name="WW8Num13">
        <text:list-item>
          <text:list>
            <text:list-item>
              <text:h text:style-name="P55" text:outline-level="2">内部<text:span text:style-name="T25">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7">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7">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7">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7">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7">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7">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7">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7">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7">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7">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7">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7">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7">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0360206" text:continue-numbering="true" text:style-name="WW8Num13">
        <text:list-item>
          <text:h text:style-name="P50" text:outline-level="1"><text:soft-page-break/>vector<text:span text:style-name="T22">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0372060"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8">β</text:span> * old_size + (1- <text:span text:style-name="T38">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8">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0386180" text:continue-numbering="true" text:style-name="WW8Num13">
        <text:list-item>
          <text:list>
            <text:list-item>
              <text:h text:style-name="P58" text:outline-level="2"><text:span text:style-name="T6">vector</text:span><text:span text:style-name="T21">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0367464" text:continue-numbering="true" text:style-name="WW8Num13">
        <text:list-item>
          <text:list>
            <text:list-item>
              <text:h text:style-name="P58" text:outline-level="2"><text:span text:style-name="T6">vector</text:span><text:span text:style-name="T3">的</text:span><text:span text:style-name="T21">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0375754"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0376712"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0371497"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0382381" text:continue-numbering="true" text:style-name="WW8Num13">
        <text:list-item>
          <text:h text:style-name="P50" text:outline-level="1"><text:soft-page-break/>list<text:span text:style-name="T22">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0383707"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0366673"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0371035" text:continue-numbering="true" text:style-name="WW8Num13">
        <text:list-item>
          <text:list>
            <text:list-item>
              <text:h text:style-name="P58" text:outline-level="2"><text:span text:style-name="T6">list</text:span><text:span text:style-name="T3">的代码</text:span><text:span text:style-name="T21">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0379638" text:continue-numbering="true" text:style-name="WW8Num13">
        <text:list-item>
          <text:list>
            <text:list-item>
              <text:h text:style-name="P58" text:outline-level="2"><text:span text:style-name="T3">外部</text:span><text:span text:style-name="T26">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0366540"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0380603"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0359792" text:continue-numbering="true" text:style-name="WW8Num13">
        <text:list-item>
          <text:h text:style-name="P50" text:outline-level="1"><text:soft-page-break/>deque<text:span text:style-name="T22">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0374398"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0376548"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0377916" text:continue-numbering="true" text:style-name="WW8Num13">
        <text:list-item>
          <text:list>
            <text:list-item>
              <text:h text:style-name="P57" text:outline-level="2">deque<text:span text:style-name="T3">的</text:span><text:span text:style-name="T26">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0356178"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0375616"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0374245"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0367392" text:continue-numbering="true" text:style-name="WW8Num13">
        <text:list-item>
          <text:h text:style-name="P50" text:outline-level="1"><text:soft-page-break/>slist<text:span text:style-name="T22">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0384372"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0372262" text:continue-numbering="true" text:style-name="WW8Num13">
        <text:list-item>
          <text:list>
            <text:list-item>
              <text:h text:style-name="P52" text:outline-level="2"><text:span text:style-name="T6">slist</text:span><text:span text:style-name="T25">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0355765"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0356662" text:continue-numbering="true" text:style-name="WW8Num13">
        <text:list-item>
          <text:list>
            <text:list-item>
              <text:h text:style-name="P55" text:outline-level="2">外部<text:span text:style-name="T25">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0384109"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0378502"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0369015"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0373538" text:continue-numbering="true" text:style-name="WW8Num13">
        <text:list-item>
          <text:list>
            <text:list-item>
              <text:h text:style-name="P52" text:outline-level="2"><text:span text:style-name="T6">stack</text:span>容器<text:span text:style-name="T25">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0364064"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0370788"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0362085"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0367321" text:continue-numbering="true" text:style-name="WW8Num13">
        <text:list-item>
          <text:h text:style-name="P50" text:outline-level="1"><text:soft-page-break/>queue容器<text:span text:style-name="T22">适配器</text:span></text:h>
        </text:list-item>
      </text:list>
      <text:p text:style-name="P21"><text:tab/>queue容器适配器实现了FIFO，它可以使用容器list和deque来实现，可以通过编译时进行配置。另外queue没没有迭代器。</text:p>
      <text:list xml:id="list30357464"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0359838"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0381448"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0372700"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0377417" text:continue-numbering="true" text:style-name="WW8Num13">
        <text:list-item>
          <text:h text:style-name="P50" text:outline-level="1"><text:soft-page-break/>basic_string<text:span text:style-name="T22">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0364745"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0374914"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0383601"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0356705"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9">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9">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9">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9">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9">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9">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9">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9">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9">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9">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9">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9">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9">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9">。</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9">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9">。</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9">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9">。</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9">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9">。</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9">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9">。</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9">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9">。</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9">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9">。</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9">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9">。</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9">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9">。</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9">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9">。</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9">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9">。</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9">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9">。</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9">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9">。</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9">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9">。</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9">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9">。</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9">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9">。</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9">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9">。</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9">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9">。</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9">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9">。</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9">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9">。</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9">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9">。</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9">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9">。</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9">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9">。</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9">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9">。</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40">　</text:span><text:span text:style-name="T39">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40">　</text:span><text:span text:style-name="T39">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9">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9">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9">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9">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9">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9">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40">　</text:span><text:span text:style-name="T39">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40">b</text:span><text:span text:style-name="T39">asic_string_iterator_t</text:span><text:span text:style-name="T40">　</text:span><text:span text:style-name="T39">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30368321"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0379083"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30385032" text:continue-numbering="true" text:style-name="WW8Num13">
        <text:list-item>
          <text:h text:style-name="P50" text:outline-level="1"><text:soft-page-break/>string<text:span text:style-name="T22">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30368094" text:continue-numbering="true" text:style-name="WW8Num13">
        <text:list-item>
          <text:list>
            <text:list-item>
              <text:h text:style-name="P52"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41">”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30381326" text:continue-numbering="true" text:style-name="WW8Num13">
        <text:list-item>
          <text:list>
            <text:list-item>
              <text:h text:style-name="P52" text:outline-level="2"><text:span text:style-name="T6">string</text:span><text:span text:style-name="T25">迭代</text:span>器</text:h>
            </text:list-item>
          </text:list>
        </text:list-item>
      </text:list>
      <text:p text:style-name="P21"><text:tab/>直接使用basic_string的迭代器作为string的迭代器。</text:p>
      <text:list xml:id="list30379219" text:continue-numbering="true" text:style-name="WW8Num13">
        <text:list-item>
          <text:list>
            <text:list-item>
              <text:h text:style-name="P52"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30383544" text:continue-numbering="true" text:style-name="WW8Num13">
        <text:list-item>
          <text:list>
            <text:list-item>
              <text:h text:style-name="P55"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7">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7">string_compare</text:p>
          </table:table-cell>
          <table:table-cell table:style-name="表格99.B2" office:value-type="string">
            <text:p text:style-name="P36">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2">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6"><text:tab/>创建的string容器中保存的数据是char类型。</text:p>
      <text:p text:style-name="P26"/>
      <table:table table:name="表格101" table:style-name="表格101">
        <table:table-column table:style-name="表格101.A"/>
        <table:table-row>
          <table:table-cell table:style-name="表格101.A1" office:value-type="string">
            <text:p text:style-name="P32">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6"><text:tab/>被初始化的容器一定是使用create_string创建的容器，否则函数的行为是未定义的。pstr_string == NULL，函数的行为是未定义的。使用string_init初始化之后的string容器，string_size() == 0。</text:p>
      <text:p text:style-name="P26"/>
      <table:table table:name="表格102" table:style-name="表格102">
        <table:table-column table:style-name="表格102.A"/>
        <table:table-row>
          <table:table-cell table:style-name="表格102.A1" office:value-type="string">
            <text:p text:style-name="P32">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6"><text:tab/>如果pstr_string == NULL则函数的行为是未定义的。string容器必须是使用create_string创建的否则函数的行为是未定义的。使用string_init_char初始化之后的string容器，string_size() == t_count。</text:p>
      <text:p text:style-name="P26"/>
      <table:table table:name="表格103" table:style-name="表格103">
        <table:table-column table:style-name="表格103.A"/>
        <table:table-row>
          <table:table-cell table:style-name="表格103.A1" office:value-type="string">
            <text:p text:style-name="P32">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6"/>
      <table:table table:name="表格104" table:style-name="表格104">
        <table:table-column table:style-name="表格104.A"/>
        <table:table-row>
          <table:table-cell table:style-name="表格104.A1" office:value-type="string">
            <text:p text:style-name="P32">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6"/>
      <table:table table:name="表格105" table:style-name="表格105">
        <table:table-column table:style-name="表格105.A"/>
        <table:table-row>
          <table:table-cell table:style-name="表格105.A1" office:value-type="string">
            <text:p text:style-name="P32">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6"/>
      <table:table table:name="表格106" table:style-name="表格106">
        <table:table-column table:style-name="表格106.A"/>
        <table:table-row>
          <table:table-cell table:style-name="表格106.A1" office:value-type="string">
            <text:p text:style-name="P32">void string_init_copy_substring(</text:p>
            <text:p text:style-name="P32"><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6"/>
      <table:table table:name="表格107" table:style-name="表格107">
        <table:table-column table:style-name="表格107.A"/>
        <table:table-row>
          <table:table-cell table:style-name="表格107.A1" office:value-type="string">
            <text:p text:style-name="P32">void string_init_copy_range(string_t* pstr_string,</text:p>
            <text:p text:style-name="P32"><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6"/>
      <table:table table:name="表格108" table:style-name="表格108">
        <table:table-column table:style-name="表格108.A"/>
        <table:table-row>
          <table:table-cell table:style-name="表格108.A1" office:value-type="string">
            <text:p text:style-name="P32">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6"><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0388334" text:continue-numbering="true" text:style-name="WW8Num13">
        <text:list-item>
          <text:list>
            <text:list-item>
              <text:h text:style-name="P55" text:outline-level="2">迭代器接口</text:h>
            </text:list-item>
          </text:list>
        </text:list-item>
      </text:list>
      <text:p text:style-name="P21"><text:tab/>由于直接使用basic_string迭代器作为实现，所以string并没有提供迭代器接口。</text:p>
      <text:list xml:id="list30367388" text:continue-numbering="true" text:style-name="WW8Num13">
        <text:list-item>
          <text:list>
            <text:list-item>
              <text:h text:style-name="P55"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text:soft-page-break/>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tab/>如果pstr_string == NULL或者string不是使用create_string生成的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0359305" text:continue-numbering="true" text:style-name="WW8Num13">
        <text:list-item>
          <text:h text:style-name="P50" text:outline-level="1">libcstl 2.1<text:span text:style-name="T22">更新</text:span></text:h>
          <text:list>
            <text:list-item>
              <text:h text:style-name="P58" text:outline-level="2"><text:span text:style-name="T6">libcstl 2.1</text:span><text:span text:style-name="T3">新特性</text:span></text:h>
            </text:list-item>
          </text:list>
        </text:list-item>
      </text:list>
      <text:list xml:id="list28300543"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text:soft-page-break/>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0360723" text:continue-list="list30359305" text:style-name="WW8Num13">
        <text:list-item>
          <text:list>
            <text:list-item>
              <text:h text:style-name="P58" text:outline-level="2"><text:span text:style-name="T6">libcstl 2.1</text:span><text:span text:style-name="T3">改善</text:span></text:h>
            </text:list-item>
          </text:list>
        </text:list-item>
      </text:list>
      <text:list xml:id="list28309025"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item>
          <text:p text:style-name="P45">目前string_t类型与STL中的string_t类型行为不一致，主要是由于string_t类型的实现造成的，可能在2.1中更改这个实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0361727" text:continue-list="list30360723" text:style-name="WW8Num13">
        <text:list-item>
          <text:list>
            <text:list-item>
              <text:h text:style-name="P58" text:outline-level="2"><text:soft-page-break/><text:span text:style-name="T6">libcstl 2.1</text:span><text:span text:style-name="T3">代码的优化</text:span></text:h>
            </text:list-item>
          </text:list>
        </text:list-item>
      </text:list>
      <text:list xml:id="list30385239" text:continue-list="list28309025"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text:soft-page-break/>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0386804" text:continue-list="list30361727" text:style-name="WW8Num13">
        <text:list-item>
          <text:h text:style-name="P50"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text:soft-page-break/></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3-13T10:24:47.73</dc:date>
    <meta:editing-cycles>1922</meta:editing-cycles>
    <meta:editing-duration>P19DT18H15M1S</meta:editing-duration>
    <meta:generator>OpenOffice.org/3.3$Win32 OpenOffice.org_project/330m20$Build-9567</meta:generator>
    <dc:creator>Bo Wang</dc:creator>
    <meta:document-statistic meta:table-count="636" meta:image-count="41" meta:object-count="0" meta:page-count="277" meta:paragraph-count="8660" meta:word-count="70115" meta:character-count="264516"/>
  </office:meta>
</office:document-meta>
</file>